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.839cm" fo:min-width="0cm"/>
    </style:style>
    <style:style style:name="gr7" style:family="graphic" style:parent-style-name="standard">
      <style:graphic-properties draw:stroke="none" draw:stroke-dash="_32__20_Dots_20_1_20_Dash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stroke="solid" draw:stroke-dash="_32__20_Dots_20_1_20_Dash" draw:marker-end="Arrow" draw:marker-end-width="0.3cm" draw:fill="none" draw:fill-color="#ccffcc" draw:textarea-vertical-align="middle"/>
    </style:style>
    <style:style style:name="gr9" style:family="graphic" style:parent-style-name="standard">
      <style:graphic-properties draw:stroke="solid" draw:stroke-dash="_32__20_Dots_20_1_20_Dash" svg:stroke-color="#579d1c" draw:fill="solid" draw:fill-color="#ccffcc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stroke-dash="_32__20_Dots_20_1_20_Dash" svg:stroke-color="#000000" draw:fill="none" draw:fill-color="#ffffff" fo:min-height="0.893cm"/>
    </style:style>
    <style:style style:name="gr11" style:family="graphic" style:parent-style-name="objectwithoutfill">
      <style:graphic-properties draw:stroke="solid" draw:stroke-dash="_32__20_Dots_20_1_20_Dash" svg:stroke-color="#000000" draw:marker-end="Arrow" draw:marker-end-width="0.3cm" draw:fill="none" draw:fill-color="#ccffcc" draw:textarea-vertical-align="middle"/>
    </style:style>
    <style:style style:name="gr12" style:family="graphic" style:parent-style-name="objectwithoutfill">
      <style:graphic-properties draw:stroke="dash" draw:stroke-dash="_32__20_Dots_20_1_20_Dash" svg:stroke-color="#579d1c" draw:marker-end="Arrow" draw:marker-end-width="0.3cm" draw:fill="none" draw:fill-color="#ccffcc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8pt" style:font-size-asian="28pt" style:font-size-complex="28pt"/>
    </style:style>
    <style:style style:name="P7" style:family="paragraph"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start"/>
      <style:text-properties style:font-name="Liberation Mono" fo:font-size="24pt" style:font-size-asian="24pt" style:font-size-complex="24pt"/>
    </style:style>
    <style:style style:name="P1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Liberation Mono"/>
    </style:style>
    <style:style style:name="T5" style:family="text">
      <style:text-properties style:font-name="Liberation Sans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font-name="Liberation Mono" fo:font-size="20pt" style:font-size-asian="20pt" style:font-size-complex="20pt"/>
    </style:style>
    <style:style style:name="T10" style:family="text">
      <style:text-properties style:font-name="Liberation Sans1" fo:font-size="26pt" style:font-size-asian="26pt" style:font-size-complex="26pt"/>
    </style:style>
    <style:style style:name="T11" style:family="text">
      <style:text-properties style:font-name="Liberation Mon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mis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Objectives</text:p>
            <text:list text:style-name="L3">
              <text:list-item>
                <text:p text:style-name="P1">Students should be able to...</text:p>
                <text:list>
                  <text:list-item>
                    <text:p text:style-name="P1">… describe the anatomy of a Promise.</text:p>
                  </text:list-item>
                  <text:list-item>
                    <text:p text:style-name="P1">… utilize Promises to manage asynchronous operations.</text:p>
                  </text:list-item>
                  <text:list-item>
                    <text:p text:style-name="P1">… correctly chain Promises and perform error handl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rpose of a Promi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romises are an alternative to using callbacks that allows us to preserve some synchronous patterns in our code.</text:p>
              </text:list-item>
              <text:list-item>
                <text:p>Promises create the illusion of returning values or throwing errors from within our callbacks.</text:p>
              </text:list-item>
              <text:list-item>
                <text:p>Promises do not replace callbacks. Promises depend on callbacks, but provide a layer of abstraction between you and callback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a Promise</text:p>
          </draw:text-box>
        </draw:frame>
        <draw:custom-shape draw:style-name="gr2" draw:text-style-name="P2" draw:layer="layout" svg:width="9.652cm" svg:height="4.445cm" svg:x="9.226cm" svg:y="9.5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925cm" svg:y1="5.588cm" svg:x2="13.925cm" svg:y2="9.525cm">
          <text:p/>
        </draw:line>
        <draw:line draw:style-name="gr4" draw:text-style-name="P2" draw:layer="layout" svg:x1="9.861cm" svg:y1="13.97cm" svg:x2="8.464cm" svg:y2="17.78cm">
          <text:p/>
        </draw:line>
        <draw:line draw:style-name="gr4" draw:text-style-name="P2" draw:layer="layout" svg:x1="18.243cm" svg:y1="13.97cm" svg:x2="19.64cm" svg:y2="17.78cm">
          <text:p/>
        </draw:line>
        <draw:frame draw:style-name="gr5" draw:text-style-name="P3" draw:layer="layout" svg:width="5.163cm" svg:height="1.673cm" svg:x="11.429cm" svg:y="10.795cm">
          <draw:text-box>
            <text:p><text:span text:style-name="T1">Promise</text:span></text:p>
          </draw:text-box>
        </draw:frame>
        <draw:frame draw:style-name="gr6" draw:text-style-name="P4" draw:layer="layout" svg:width="2.335cm" svg:height="1.089cm" svg:x="14.13cm" svg:y="6.858cm">
          <draw:text-box>
            <text:p><text:span text:style-name="T2">return</text:span></text:p>
          </draw:text-box>
        </draw:frame>
        <draw:frame draw:style-name="gr5" draw:layer="layout" svg:width="2.542cm" svg:height="0.962cm" svg:x="6.43cm" svg:y="15.24cm">
          <draw:text-box>
            <text:p>resolve</text:p>
          </draw:text-box>
        </draw:frame>
        <draw:frame draw:style-name="gr6" draw:layer="layout" svg:width="2.051cm" svg:height="1.089cm" svg:x="19.295cm" svg:y="15.355cm">
          <draw:text-box>
            <text:p>reject</text:p>
          </draw:text-box>
        </draw:frame>
        <draw:frame draw:style-name="gr7" draw:text-style-name="P5" draw:layer="layout" svg:width="3.525cm" svg:height="1.356cm" svg:x="12.178cm" svg:y="15.281cm">
          <draw:text-box>
            <text:p text:style-name="P5">Events</text:p>
          </draw:text-box>
        </draw:frame>
        <draw:line draw:style-name="gr8" draw:text-style-name="P6" draw:layer="layout" svg:x1="12.274cm" svg:y1="15.875cm" svg:x2="9.48cm" svg:y2="15.875cm">
          <text:p/>
        </draw:line>
        <draw:line draw:style-name="gr8" draw:text-style-name="P6" draw:layer="layout" svg:x1="15.703cm" svg:y1="15.875cm" svg:x2="18.751cm" svg:y2="15.875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ole of a Promise</text:p>
          </draw:text-box>
        </draw:frame>
        <draw:custom-shape draw:style-name="gr2" draw:text-style-name="P2" draw:layer="layout" svg:width="9.652cm" svg:height="4.445cm" svg:x="9.144cm" svg:y="8.25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843cm" svg:y1="4.318cm" svg:x2="13.843cm" svg:y2="8.255cm">
          <text:p/>
        </draw:line>
        <draw:line draw:style-name="gr4" draw:text-style-name="P2" draw:layer="layout" svg:x1="9.779cm" svg:y1="12.7cm" svg:x2="8.382cm" svg:y2="16.51cm">
          <text:p/>
        </draw:line>
        <draw:line draw:style-name="gr4" draw:text-style-name="P2" draw:layer="layout" svg:x1="18.161cm" svg:y1="12.7cm" svg:x2="19.558cm" svg:y2="16.51cm">
          <text:p/>
        </draw:line>
        <draw:frame draw:style-name="gr5" draw:text-style-name="P3" draw:layer="layout" svg:width="5.163cm" svg:height="1.673cm" svg:x="11.347cm" svg:y="9.525cm">
          <draw:text-box>
            <text:p><text:span text:style-name="T1">Promise</text:span></text:p>
          </draw:text-box>
        </draw:frame>
        <draw:frame draw:style-name="gr6" draw:text-style-name="P4" draw:layer="layout" svg:width="2.335cm" svg:height="1.089cm" svg:x="14.048cm" svg:y="5.588cm">
          <draw:text-box>
            <text:p><text:span text:style-name="T2">return</text:span></text:p>
          </draw:text-box>
        </draw:frame>
        <draw:frame draw:style-name="gr5" draw:layer="layout" svg:width="2.542cm" svg:height="0.962cm" svg:x="6.348cm" svg:y="13.97cm">
          <draw:text-box>
            <text:p>resolve</text:p>
          </draw:text-box>
        </draw:frame>
        <draw:frame draw:style-name="gr6" draw:layer="layout" svg:width="2.051cm" svg:height="1.089cm" svg:x="19.213cm" svg:y="14.085cm">
          <draw:text-box>
            <text:p>reject</text:p>
          </draw:text-box>
        </draw:frame>
        <draw:custom-shape draw:style-name="gr9" draw:text-style-name="P7" draw:layer="layout" svg:width="4.953cm" svg:height="2.667cm" svg:x="5.715cm" svg:y="16.637cm">
          <text:p text:style-name="P6"><text:span text:style-name="T3">onResolv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4.953cm" svg:height="2.667cm" svg:x="16.637cm" svg:y="16.637cm">
          <text:p text:style-name="P6"><text:span text:style-name="T3">onReject</text:span>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5.08cm" svg:height="1.143cm" svg:x="11.303cm" svg:y="15.113cm">
          <draw:text-box>
            <text:p>Event handlers</text:p>
          </draw:text-box>
        </draw:frame>
        <draw:line draw:style-name="gr11" draw:text-style-name="P6" draw:layer="layout" svg:x1="13.462cm" svg:y1="16.129cm" svg:x2="11.049cm" svg:y2="17.907cm">
          <text:p/>
        </draw:line>
        <draw:line draw:style-name="gr11" draw:text-style-name="P6" draw:layer="layout" svg:x1="13.589cm" svg:y1="16.041cm" svg:x2="16.129cm" svg:y2="17.692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sing a Promis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First, we will use a Promise that has been made for us.</text:p>
              </text:list-item>
              <text:list-item>
                <text:p>Call the Promise's <text:span text:style-name="T4">then</text:span> method with two arguments:</text:p>
                <text:list>
                  <text:list-item>
                    <text:p>Both functions</text:p>
                  </text:list-item>
                  <text:list-item>
                    <text:p>The first argument, <text:span text:style-name="T4">onResolve</text:span>, takes one argument: <text:span text:style-name="T4">result</text:span></text:p>
                  </text:list-item>
                  <text:list-item>
                    <text:p><text:span text:style-name="T5">The second argument, </text:span><text:span text:style-name="T4">onReject</text:span><text:span text:style-name="T5">, takes one argument: </text:span><text:span text:style-name="T4">er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n <text:span text:style-name="T4">then</text:span> method</text:p>
          </draw:text-box>
        </draw:frame>
        <draw:custom-shape draw:style-name="gr2" draw:text-style-name="P2" draw:layer="layout" svg:width="9.652cm" svg:height="4.445cm" svg:x="16.51cm" svg:y="3.8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209cm" svg:y1="-0.127cm" svg:x2="21.209cm" svg:y2="3.81cm">
          <text:p/>
        </draw:line>
        <draw:frame draw:style-name="gr5" draw:text-style-name="P3" draw:layer="layout" svg:width="5.163cm" svg:height="1.673cm" svg:x="18.713cm" svg:y="5.08cm">
          <draw:text-box>
            <text:p><text:span text:style-name="T1">Promise</text:span></text:p>
          </draw:text-box>
        </draw:frame>
        <draw:frame draw:style-name="gr6" draw:text-style-name="P4" draw:layer="layout" svg:width="2.335cm" svg:height="1.089cm" svg:x="21.414cm" svg:y="1.143cm">
          <draw:text-box>
            <text:p><text:span text:style-name="T2">return</text:span></text:p>
          </draw:text-box>
        </draw:frame>
        <draw:line draw:style-name="gr12" draw:text-style-name="P6" draw:layer="layout" svg:x1="21.209cm" svg:y1="8.255cm" svg:x2="21.209cm" svg:y2="11.43cm">
          <text:p/>
        </draw:line>
        <draw:custom-shape draw:style-name="gr9" draw:text-style-name="P6" draw:layer="layout" svg:width="5.588cm" svg:height="2.921cm" svg:x="18.415cm" svg:y="11.303cm">
          <text:p text:style-name="P6">then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1.336cm" svg:y1="14.224cm" svg:x2="21.336cm" svg:y2="17.145cm">
          <text:p/>
        </draw:line>
        <draw:custom-shape draw:style-name="gr13" draw:text-style-name="P8" draw:layer="layout" svg:width="6.604cm" svg:height="3.175cm" svg:x="17.907cm" svg:y="17.145cm">
          <text:p text:style-name="P8"><text:span text:style-name="T6">Promis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082cm" svg:height="1.047cm" svg:x="21.35cm" svg:y="9.144cm">
          <draw:text-box>
            <text:p text:style-name="P9"><text:span text:style-name="T7">attribute (method)</text:span></text:p>
          </draw:text-box>
        </draw:frame>
        <draw:frame draw:style-name="gr7" draw:text-style-name="P10" draw:layer="layout" svg:width="2.547cm" svg:height="1.047cm" svg:x="21.456cm" svg:y="15.082cm">
          <draw:text-box>
            <text:p text:style-name="P5"><text:span text:style-name="T8">return</text:span></text:p>
          </draw:text-box>
        </draw:frame>
        <draw:frame presentation:style-name="pr5" draw:layer="layout" svg:width="12.297cm" svg:height="12.179cm" svg:x="1.401cm" svg:y="4.915cm" presentation:class="outline" presentation:user-transformed="true">
          <draw:text-box>
            <text:list text:style-name="L4">
              <text:list-item>
                <text:p><text:span text:style-name="T4">then</text:span> takes two optional arguments.</text:p>
              </text:list-item>
              <text:list-item>
                <text:p><text:span text:style-name="T4">then</text:span> returns a Promise, enabling you to chain together <text:span text:style-name="T4">then</text:span>s and similar methods, such as <text:span text:style-name="T4">catch</text:span>.</text:p>
              </text:list-item>
              <text:list-item>
                <text:p>We will use <text:span text:style-name="T4">then</text:span> with one argument, to set a handler for the Promise being resolv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The <text:span text:style-name="T4">catch</text:span> method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4">
              <text:list-item>
                <text:p><text:span text:style-name="T4">catch</text:span> takes one argument, a function, to handle errors.</text:p>
              </text:list-item>
              <text:list-item>
                <text:p><text:span text:style-name="T4">catch</text:span> returns a Promise just like <text:span text:style-name="T4">then</text:span>.</text:p>
              </text:list-item>
              <text:list-item>
                <text:p><text:span text:style-name="T4">catch(arg_f)</text:span> is technically sugar for <text:span text:style-name="T4">then(null, arg_f)</text:span>, but it is named semantically, making it preferable.</text:p>
              </text:list-item>
            </text:list>
          </draw:text-box>
        </draw:frame>
        <draw:custom-shape draw:style-name="gr2" draw:text-style-name="P2" draw:layer="layout" svg:width="9.652cm" svg:height="4.445cm" svg:x="16.51cm" svg:y="3.93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1.209cm" svg:y1="0cm" svg:x2="21.209cm" svg:y2="3.937cm">
          <text:p/>
        </draw:line>
        <draw:frame draw:style-name="gr5" draw:text-style-name="P3" draw:layer="layout" svg:width="5.163cm" svg:height="1.673cm" svg:x="18.713cm" svg:y="5.207cm">
          <draw:text-box>
            <text:p><text:span text:style-name="T1">Promise</text:span></text:p>
          </draw:text-box>
        </draw:frame>
        <draw:frame draw:style-name="gr6" draw:text-style-name="P4" draw:layer="layout" svg:width="2.335cm" svg:height="1.089cm" svg:x="21.414cm" svg:y="1.27cm">
          <draw:text-box>
            <text:p><text:span text:style-name="T2">return</text:span></text:p>
          </draw:text-box>
        </draw:frame>
        <draw:line draw:style-name="gr12" draw:text-style-name="P6" draw:layer="layout" svg:x1="21.209cm" svg:y1="8.382cm" svg:x2="21.209cm" svg:y2="11.557cm">
          <text:p/>
        </draw:line>
        <draw:custom-shape draw:style-name="gr9" draw:text-style-name="P6" draw:layer="layout" svg:width="5.588cm" svg:height="2.921cm" svg:x="18.415cm" svg:y="11.43cm">
          <text:p text:style-name="P6">catch</text:p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21.336cm" svg:y1="14.351cm" svg:x2="21.336cm" svg:y2="17.272cm">
          <text:p/>
        </draw:line>
        <draw:custom-shape draw:style-name="gr13" draw:text-style-name="P8" draw:layer="layout" svg:width="6.604cm" svg:height="3.175cm" svg:x="17.907cm" svg:y="17.272cm">
          <text:p text:style-name="P8"><text:span text:style-name="T6">Promis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6.082cm" svg:height="1.047cm" svg:x="21.35cm" svg:y="9.271cm">
          <draw:text-box>
            <text:p text:style-name="P9"><text:span text:style-name="T7">attribute (method)</text:span></text:p>
          </draw:text-box>
        </draw:frame>
        <draw:frame draw:style-name="gr7" draw:text-style-name="P10" draw:layer="layout" svg:width="2.547cm" svg:height="1.047cm" svg:x="21.456cm" svg:y="15.209cm">
          <draw:text-box>
            <text:p text:style-name="P5"><text:span text:style-name="T8">retur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2">
        <draw:frame presentation:style-name="pr1" draw:layer="layout" svg:width="25.199cm" svg:height="3.506cm" svg:x="1.4cm" svg:y="0.837cm" presentation:class="title">
          <draw:text-box>
            <text:p>Labs 1 &amp; 2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4">
              <text:list-item>
                <text:p>Go to our special web page and open the developer console.</text:p>
              </text:list-item>
              <text:list-item>
                <text:p>Test that the page script is loaded with this snippet:</text:p>
                <text:list>
                  <text:list-header>
                    <text:p><text:span text:style-name="T9">if(!window.lab) {</text:span></text:p>
                    <text:list>
                      <text:list-header>
                        <text:p><text:span text:style-name="T9">alert('Problem.');</text:span></text:p>
                      </text:list-header>
                    </text:list>
                    <text:p><text:span text:style-name="T9">}</text:span></text:p>
                  </text:list-header>
                </text:list>
              </text:list-item>
              <text:list-item>
                <text:p><text:span text:style-name="T10">Provide handler signatures.</text:span></text:p>
              </text:list-item>
            </text:list>
          </draw:text-box>
        </draw:frame>
        <draw:frame presentation:style-name="pr7" draw:text-style-name="P2" draw:layer="layout" svg:width="12.297cm" svg:height="5.809cm" svg:x="14.313cm" svg:y="4.914cm" presentation:class="outline">
          <draw:text-box>
            <text:list text:style-name="L4">
              <text:list-item>
                <text:p text:style-name="P2">Lab 1</text:p>
              </text:list-item>
              <text:list-item>
                <text:p text:style-name="P1"><text:span text:style-name="T4">lab.one</text:span> contains a canned promise that will resolve.</text:p>
              </text:list-item>
              <text:list-item>
                <text:p text:style-name="P1">Call its <text:span text:style-name="T4">then</text:span> method with a handler to print its result.</text:p>
              </text:list-item>
            </text:list>
          </draw:text-box>
        </draw:frame>
        <draw:frame presentation:style-name="pr7" draw:text-style-name="P2" draw:layer="layout" svg:width="12.297cm" svg:height="5.809cm" svg:x="14.313cm" svg:y="11.276cm" presentation:class="outline">
          <draw:text-box>
            <text:list text:style-name="L4">
              <text:list-item>
                <text:p text:style-name="P2">Lab 2</text:p>
              </text:list-item>
              <text:list-item>
                <text:p text:style-name="P1"><text:span text:style-name="T4">lab.two</text:span> contains a canned promise that will reject.</text:p>
              </text:list-item>
              <text:list-item>
                <text:p text:style-name="P1">Call its <text:span text:style-name="T4">catch</text:span> method with a handler to print its res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reating a Promise</text:p>
          </draw:text-box>
        </draw:frame>
        <draw:frame presentation:style-name="pr2" draw:text-style-name="P11" draw:layer="layout" svg:width="25.199cm" svg:height="12.179cm" svg:x="1.4cm" svg:y="4.914cm" presentation:class="subtitle" presentation:user-transformed="true">
          <draw:text-box>
            <text:p text:style-name="P11"><text:span text:style-name="T11">var p = new Promise(function(resolve, reject) {</text:span></text:p>
            <text:p text:style-name="P11"><text:span text:style-name="T11"><text:tab/></text:span><text:span text:style-name="T11">… </text:span><text:span text:style-name="T11">some logic …</text:span></text:p>
            <text:p text:style-name="P11"><text:span text:style-name="T11"><text:tab/></text:span><text:span text:style-name="T11"><text:tab/></text:span><text:span text:style-name="T11">resolve(someValue);</text:span></text:p>
            <text:p text:style-name="P11"><text:span text:style-name="T11"><text:tab/></text:span><text:span text:style-name="T11">… </text:span><text:span text:style-name="T11">some logic …</text:span></text:p>
            <text:p text:style-name="P11"><text:span text:style-name="T11"><text:tab/></text:span><text:span text:style-name="T11"><text:tab/></text:span><text:span text:style-name="T11">reject(someException);</text:span></text:p>
            <text:p text:style-name="P11"><text:span text:style-name="T11">});</text:span></text:p>
            <text:p text:style-name="P11"><text:span text:style-name="T11"/></text:p>
            <text:list text:style-name="L6">
              <text:list-item>
                <text:p text:style-name="P11"><text:span text:style-name="T11">Dem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roup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air with the person next to you.</text:p>
              </text:list-item>
              <text:list-item>
                <text:p>One of you writes code to create a Promise.</text:p>
              </text:list-item>
              <text:list-item>
                <text:p>The other writes code to operate on the promise.</text:p>
                <text:list>
                  <text:list-item>
                    <text:p>At least one of each:</text:p>
                    <text:list>
                      <text:list-item>
                        <text:p><text:span text:style-name="T4">then</text:span></text:p>
                      </text:list-item>
                      <text:list-item>
                        <text:p><text:span text:style-name="T4">cat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ssess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Write code to...</text:p>
                <text:list>
                  <text:list-item>
                    <text:p>Create a Promise that resolves to a string.</text:p>
                  </text:list-item>
                  <text:list-item>
                    <text:p>The string will be tested for whether it matches a regular expression.</text:p>
                  </text:list-item>
                  <text:list-item>
                    <text:p>The string must be a sequence of space-separated words. No numbers, no punctuation, no hyphens or underscores. It must begin with a letter, but may end with one space.</text:p>
                  </text:list-item>
                  <text:list-item>
                    <text:p>When your Promise is ready, pass it as an argument to <text:span text:style-name="T4">lab.testPromise</text:span><text:span text:style-name="T5"> on our web p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re <text:span text:style-name="T4">then</text:span> and <text:span text:style-name="T4">catch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Promises allow us to reclaim the <text:span text:style-name="T4">return</text:span> and <text:span text:style-name="T4">throw</text:span> keywords.</text:p>
              </text:list-item>
              <text:list-item>
                <text:p>We can <text:span text:style-name="T4">return</text:span> a value from our <text:span text:style-name="T4">then</text:span> handler, and that value will be used to fulfill the Promise returned by <text:span text:style-name="T4">then</text:span>. It will be available as a parameter to the following <text:span text:style-name="T4">then</text:span> handler. </text:p>
              </text:list-item>
              <text:list-item>
                <text:p>We can <text:span text:style-name="T4">throw</text:span> errors from our <text:span text:style-name="T4">then</text:span> handler, and they will be used to reject the Promise returned by <text:span text:style-name="T4">then</text:span>. It will be available as a parameter to the nearest <text:span text:style-name="T4">catch</text:span> handler down the chain.</text:p>
              </text:list-item>
              <text:list-item>
                <text:p>Dem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rays of Promi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A tricky aspect of Promises is iterating over an array of them. Looping doesn't work.</text:p>
              </text:list-item>
              <text:list-item>
                <text:p>Enter <text:span text:style-name="T4">Promise.all</text:span></text:p>
                <text:list>
                  <text:list-item>
                    <text:p><text:span text:style-name="T5">Think of it like </text:span><text:span text:style-name="T4">async.parallel</text:span><text:span text:style-name="T5">. It lets you provide a handler to be called once all async functions have finished.</text:span></text:p>
                  </text:list-item>
                  <text:list-item>
                    <text:p><text:span text:style-name="T4">Promise.all</text:span><text:span text:style-name="T5"> collapses an array of Promises into a single Promise, which resolves once all its constituent Promises have resolv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rays of Promi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… but what if you're not waiting for them all to finish?</text:p>
              </text:list-item>
              <text:list-item>
                <text:p>Promise.race collapses an array of Promises into a Promise as well, but this one resolves once the first constituent Promise resol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2">
        <draw:frame presentation:style-name="pr1" draw:layer="layout" svg:width="25.199cm" svg:height="3.506cm" svg:x="1.4cm" svg:y="0.837cm" presentation:class="title">
          <draw:text-box>
            <text:p>Labs 3 &amp; 4</text:p>
          </draw:text-box>
        </draw:frame>
        <draw:frame presentation:style-name="pr5" draw:text-style-name="P1" draw:layer="layout" svg:width="12.297cm" svg:height="12.179cm" svg:x="1.4cm" svg:y="4.914cm" presentation:class="outline" presentation:user-transformed="true">
          <draw:text-box>
            <text:list text:style-name="L4">
              <text:list-item>
                <text:p text:style-name="P1">Go to our special web page again and open the developer console.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4">
              <text:list-item>
                <text:p text:style-name="P2">Lab 3</text:p>
              </text:list-item>
              <text:list-item>
                <text:p text:style-name="P1">Call <text:span text:style-name="T4">Promise.all</text:span> on the array contained in <text:span text:style-name="T4">lab.three</text:span>, then compute the mean of the numeric results.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>
          <draw:text-box>
            <text:list text:style-name="L4">
              <text:list-item>
                <text:p text:style-name="P2">Lab 4</text:p>
              </text:list-item>
              <text:list-item>
                <text:p text:style-name="P1">Call <text:span text:style-name="T4">Promise.race</text:span> on the array contained in <text:span text:style-name="T4">lab.four</text:span>, then log the numeric resul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ad </meta:initial-creator>
    <meta:creation-date>2015-07-06T09:27:06.143820562</meta:creation-date>
    <dc:date>2015-07-06T16:37:42.070660078</dc:date>
    <dc:creator>Saad </dc:creator>
    <meta:editing-duration>PT6H1M17S</meta:editing-duration>
    <meta:editing-cycles>41</meta:editing-cycles>
    <meta:generator>LibreOffice/4.2.8.2$Linux_X86_64 LibreOffice_project/420m0$Build-2</meta:generator>
    <meta:document-statistic meta:object-count="127"/>
  </office:meta>
</office:document-meta>
</file>